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F54F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Painted_20_White" draw:fill-image-width="0cm" draw:fill-image-height="0cm" style:repeat="repeat" draw:fill-image-ref-point-x="0%" draw:fill-image-ref-point-y="0%" draw:fill-image-ref-point="center" draw:tile-repeat-offset="0% vertical"/>
    </style:style>
    <style:style style:name="dp2" style:family="drawing-page">
      <style:drawing-page-properties draw:fill="bitmap" draw:fill-image-name="Painted_20_Whit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86cm" fo:min-width="3.03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17cm" fo:min-width="3.248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81cm" svg:stroke-color="#ff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3.217cm" fo:min-width="2.967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45cm" fo:min-width="3.7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5cm" fo:min-width="2.3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525cm" fo:min-width="4.625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3.62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0.5cm" fo:min-width="3.625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17" style:family="graphic" style:parent-style-name="objectwithoutfill">
      <style:graphic-properties draw:fill="none" draw:textarea-vertical-align="middle" loext:decorative="false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4.5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45cm" fo:min-width="2.95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4.3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3.0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039cm" fo:min-width="2.93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5cm" loext:decorative="false"/>
      <style:paragraph-properties style:writing-mode="lr-tb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0.45cm" fo:min-width="4.95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333333"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5cm" fo:min-width="3.75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italic" fo:font-weight="bold" style:font-size-asian="10pt" style:font-style-asian="italic" style:font-size-complex="10pt" style:font-style-complex="italic"/>
    </style:style>
    <style:style style:name="P6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italic" fo:font-weight="bold" style:font-size-asian="10pt" style:font-style-asian="italic" style:font-size-complex="10pt" style:font-style-complex="italic"/>
    </style:style>
    <style:style style:name="P7" style:family="paragraph">
      <style:paragraph-properties fo:text-align="center" style:writing-mode="lr-tb"/>
      <style:text-properties fo:font-size="10pt" fo:font-style="italic" fo:font-weight="bold" style:font-size-asian="10pt" style:font-style-asian="italic" style:font-size-complex="10pt" style:font-style-complex="italic"/>
    </style:style>
    <style:style style:name="P8" style:family="paragraph">
      <loext:graphic-properties draw:fill-color="#dddddd"/>
      <style:paragraph-properties fo:text-align="center" style:writing-mode="lr-tb"/>
      <style:text-properties fo:font-size="10pt" fo:font-style="italic" fo:font-weight="bold" style:font-size-asian="10pt" style:font-style-asian="italic" style:font-size-complex="10pt" style:font-style-complex="italic"/>
    </style:style>
    <style:style style:name="P9" style:family="paragraph">
      <style:paragraph-properties fo:text-align="center" style:writing-mode="lr-tb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>
      <loext:graphic-properties draw:fill-color="#dddddd"/>
      <style:paragraph-properties fo:text-align="center" style:writing-mode="lr-tb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>
      <loext:graphic-properties draw:fill-color="#dddddd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3" style:family="paragraph">
      <loext:graphic-properties draw:fill="none" draw:fill-color="#ffff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333333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fo:background-color="#ffff00" style:font-size-asian="11pt" style:font-weight-asian="bold" style:font-size-complex="11pt" style:font-weight-complex="bold"/>
    </style:style>
    <style:style style:name="T5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style="italic" fo:font-weight="bold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style:font-name-asian="Noto Sans CJK SC" style:font-size-asian="10pt" style:font-style-asian="italic" style:font-weight-asian="bold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loext:opacity="100%" fo:font-size="10pt" fo:font-style="italic" fo:background-color="#333333" style:font-size-asian="10pt" style:font-style-asian="italic" style:font-size-complex="10pt" style:font-style-complex="italic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12pt" fo:font-style="italic" fo:font-weight="normal" fo:background-color="#333333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chéma v2 (simplification v1)" draw:style-name="dp1" draw:master-page-name="Standard">
        <draw:frame draw:style-name="gr1" draw:text-style-name="P2" draw:layer="layout" svg:width="2cm" svg:height="0.962cm" svg:x="1cm" svg:y="1cm">
          <draw:text-box>
            <text:p text:style-name="P1"><text:span text:style-name="T1">V2</text:span></text:p>
          </draw:text-box>
        </draw:frame>
        <draw:custom-shape draw:style-name="gr2" draw:text-style-name="P3" xml:id="id2" draw:id="id2" draw:layer="layout" svg:width="5cm" svg:height="5cm" svg:x="12.975cm" svg:y="14.326cm">
          <text:p text:style-name="P3"><text:span text:style-name="T2">LED clignotant doucement</text:span><text:span text:style-name="T3">, bouton en attente d’événement.</text:span></text:p>
          <text:p text:style-name="P3"><text:span text:style-name="T4">Relais OFF</text:span></text:p>
          <text:p text:style-name="P3"><text:span text:style-name="T3"/></text:p>
          <text:p text:style-name="P3"><text:span text:style-name="T3">ÉTAT : </text:span><text:span text:style-name="T5">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5.3cm" svg:height="4.901cm" svg:x="8.125cm" svg:y="7.825cm">
          <text:p text:style-name="P3"><text:span text:style-name="T2">LED allumée, minuteur <text:s/>enclenché</text:span></text:p>
          <text:p text:style-name="P3"><text:span text:style-name="T4">Relais ON</text:span></text:p>
          <text:p text:style-name="P3"><text:span text:style-name="T3"/></text:p>
          <text:p text:style-name="P3"><text:span text:style-name="T3">ÉTAT :</text:span></text:p>
          <text:p text:style-name="P3"><text:span text:style-name="T5">ALLU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cm" svg:y1="14.5cm" svg:x2="12.375cm" svg:y2="12.325cm">
          <text:p/>
        </draw:line>
        <draw:custom-shape draw:style-name="gr5" draw:text-style-name="P3" xml:id="id3" draw:id="id3" draw:layer="layout" svg:width="4.901cm" svg:height="4.901cm" svg:x="13.025cm" svg:y="1.675cm">
          <text:p text:style-name="P3"><text:span text:style-name="T2">LED clignotant rapidement</text:span></text:p>
          <text:p text:style-name="P3"><text:span text:style-name="T4">Relais ON</text:span></text:p>
          <text:p text:style-name="P3"><text:span text:style-name="T3"/></text:p>
          <text:p text:style-name="P3"><text:span text:style-name="T3">ÉTAT :</text:span></text:p>
          <text:p text:style-name="P3"><text:span text:style-name="T5">ALLUME_VERS_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25cm" svg:height="0.7cm" svg:x="11.25cm" svg:y="13.3cm">
          <text:p text:style-name="P5"><text:span text:style-name="T6">Clique </text:span><text:span text:style-name="T7">ou</text:span><text:span text:style-name="T6"> clique l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8.125cm" svg:y1="10.276cm" svg:x2="12.975cm" svg:y2="16.826cm" draw:start-shape="id1" draw:start-glue-point="6" draw:end-shape="id2" draw:end-glue-point="6" svg:d="M8125 10276c-751 0-3176 6550 4850 6550" svg:viewBox="0 0 5785 6551">
          <text:p/>
        </draw:connector>
        <draw:custom-shape draw:style-name="gr8" draw:text-style-name="P8" draw:layer="layout" svg:width="2.8cm" svg:height="0.75cm" svg:x="6.75cm" svg:y="15cm">
          <text:p text:style-name="P7"><text:span text:style-name="T8">Clique l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type="curve" svg:x1="10.775cm" svg:y1="7.825cm" svg:x2="13.025cm" svg:y2="4.126cm" draw:start-shape="id1" draw:start-glue-point="4" draw:end-shape="id3" draw:end-glue-point="6" svg:d="M10775 7825c0-2466 750-3699 2250-3699" svg:viewBox="0 0 2251 3700">
          <text:p/>
        </draw:connector>
        <draw:custom-shape draw:style-name="gr10" draw:text-style-name="P8" draw:layer="layout" svg:width="5.125cm" svg:height="0.775cm" svg:x="7.5cm" svg:y="6cm">
          <text:p text:style-name="P7"><text:span text:style-name="T7">Si </text:span><text:span text:style-name="T8">temps presque écoul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17.209cm" svg:y1="5.859cm" svg:x2="13.425cm" svg:y2="10.276cm" draw:start-shape="id3" draw:start-glue-point="9" draw:end-shape="id1" draw:end-glue-point="10" svg:d="M17209 5859c0 2945-1261 4417-3784 4417" svg:viewBox="0 0 3785 4418">
          <text:p/>
        </draw:connector>
        <draw:custom-shape draw:style-name="gr12" draw:text-style-name="P10" draw:layer="layout" svg:width="4.125cm" svg:height="1cm" svg:x="14.625cm" svg:y="8.25cm">
          <text:p text:style-name="P9"><text:span text:style-name="T6">Clique </text:span><text:span text:style-name="T7">ou</text:span><text:span text:style-name="T6"> clique </text:span><text:span text:style-name="T6">long</text:span></text:p>
          <text:p text:style-name="P9"><text:span text:style-name="T7">= rappel, on rep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4" draw:layer="layout" draw:type="curve" draw:line-skew="2.443cm" svg:x1="17.926cm" svg:y1="4.126cm" svg:x2="17.975cm" svg:y2="16.826cm" draw:start-shape="id3" draw:start-glue-point="10" draw:end-shape="id2" svg:d="M17926 4126c4491 0 4466 12700 49 12700" svg:viewBox="0 0 3366 12701">
          <text:p/>
        </draw:connector>
        <draw:custom-shape draw:style-name="gr14" draw:text-style-name="P8" draw:layer="layout" svg:width="4.125cm" svg:height="0.75cm" svg:x="19.125cm" svg:y="12.25cm">
          <text:p text:style-name="P7"><text:span text:style-name="T9">Si </text:span><text:span text:style-name="T10">temps</text:span><text:span text:style-name="T6"> écoulé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schéma v1" draw:style-name="dp2" draw:master-page-name="Standard">
        <draw:line draw:style-name="gr15" draw:text-style-name="P4" draw:layer="layout" svg:x1="20.75cm" svg:y1="13.25cm" svg:x2="18.25cm" svg:y2="15.5cm">
          <text:p/>
        </draw:line>
        <draw:custom-shape draw:style-name="gr2" draw:text-style-name="P3" draw:layer="layout" svg:width="5cm" svg:height="5cm" svg:x="13cm" svg:y="14.25cm">
          <text:p text:style-name="P3"><text:span text:style-name="T2">Led clignotant doucement</text:span><text:span text:style-name="T3">, bouton en attente d’événement.</text:span></text:p>
          <text:p text:style-name="P3"><text:span text:style-name="T4">Relais OFF</text:span></text:p>
          <text:p text:style-name="P3"><text:span text:style-name="T3"/></text:p>
          <text:p text:style-name="P3"><text:span text:style-name="T3">ÉTAT : </text:span><text:span text:style-name="T5">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cm" svg:height="4.901cm" svg:x="8.5cm" svg:y="8cm">
          <text:p text:style-name="P3"><text:span text:style-name="T2">Led allumée, minuteur <text:s/>enclenché</text:span></text:p>
          <text:p text:style-name="P3"><text:span text:style-name="T4">Relais ON</text:span></text:p>
          <text:p text:style-name="P3"><text:span text:style-name="T3"/></text:p>
          <text:p text:style-name="P3"><text:span text:style-name="T3">ÉTAT :</text:span></text:p>
          <text:p text:style-name="P3"><text:span text:style-name="T5">ALLUME_COU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cm" svg:y1="14.5cm" svg:x2="12.75cm" svg:y2="12.75cm">
          <text:p/>
        </draw:line>
        <draw:custom-shape draw:style-name="gr5" draw:text-style-name="P3" draw:layer="layout" svg:width="4.901cm" svg:height="4.901cm" svg:x="13.5cm" svg:y="1.599cm">
          <text:p text:style-name="P3"><text:span text:style-name="T2">Led clignotant rapidement</text:span></text:p>
          <text:p text:style-name="P3"><text:span text:style-name="T4">Relais ON</text:span></text:p>
          <text:p text:style-name="P3"><text:span text:style-name="T3"/></text:p>
          <text:p text:style-name="P3"><text:span text:style-name="T3">ÉTAT :</text:span></text:p>
          <text:p text:style-name="P3"><text:span text:style-name="T5">ALLUME_VERS_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11cm" svg:y1="4.75cm" svg:x2="13.25cm" svg:y2="4.25cm">
          <text:p/>
        </draw:line>
        <draw:line draw:style-name="gr16" draw:text-style-name="P4" draw:layer="layout" svg:x1="14.75cm" svg:y1="6.5cm" svg:x2="13.25cm" svg:y2="8.75cm">
          <text:p/>
        </draw:line>
        <draw:line draw:style-name="gr16" draw:text-style-name="P4" draw:layer="layout" svg:x1="19cm" svg:y1="7.5cm" svg:x2="16.25cm" svg:y2="14.25cm">
          <text:p/>
        </draw:line>
        <draw:line draw:style-name="gr17" draw:text-style-name="P4" draw:layer="layout" svg:x1="18cm" svg:y1="5.75cm" svg:x2="19cm" svg:y2="7.5cm">
          <text:p/>
        </draw:line>
        <draw:line draw:style-name="gr17" draw:text-style-name="P4" draw:layer="layout" svg:x1="11cm" svg:y1="4.75cm" svg:x2="11cm" svg:y2="7.75cm">
          <text:p/>
        </draw:line>
        <draw:custom-shape draw:style-name="gr18" draw:text-style-name="P12" draw:layer="layout" svg:width="5cm" svg:height="1cm" svg:x="14.5cm" svg:y="9cm">
          <text:p text:style-name="P11"><text:span text:style-name="T9">Si </text:span><text:span text:style-name="T11">temps court</text:span><text:span text:style-name="T12"> écoulé et pas de rappel de l’utilisa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3.45cm" svg:height="0.7cm" svg:x="11.8cm" svg:y="13.4cm">
          <text:p text:style-name="P11"><text:span text:style-name="T12">Si </text:span><text:span text:style-name="T6">bouton cliqu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4.8cm" svg:height="1cm" svg:x="12.2cm" svg:y="6.75cm">
          <text:p text:style-name="P11"><text:span text:style-name="T12">Si nouveau </text:span><text:span text:style-name="T6">clique</text:span><text:span text:style-name="T7"> ou </text:span><text:span text:style-name="T6">clique long</text:span><text:span text:style-name="T12"> de l’utilisateur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9.9cm" svg:y1="16.75cm" svg:x2="12.9cm" svg:y2="16.75cm">
          <text:p/>
        </draw:line>
        <draw:line draw:style-name="gr17" draw:text-style-name="P4" draw:layer="layout" svg:x1="9.9cm" svg:y1="16.75cm" svg:x2="7.75cm" svg:y2="11.5cm">
          <text:p/>
        </draw:line>
        <draw:line draw:style-name="gr17" draw:text-style-name="P4" draw:layer="layout" svg:x1="7.75cm" svg:y1="11.5cm" svg:x2="8.55cm" svg:y2="11.5cm">
          <text:p/>
        </draw:line>
        <draw:custom-shape draw:style-name="gr21" draw:text-style-name="P12" draw:layer="layout" svg:width="3.55cm" svg:height="1cm" svg:x="7.45cm" svg:y="14.5cm">
          <text:p text:style-name="P11"><text:span text:style-name="T12">Si </text:span><text:span text:style-name="T6">clique long</text:span><text:span text:style-name="T12"> de l’utilisa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7.75cm" svg:y1="15cm" svg:x2="20.35cm" svg:y2="12.5cm">
          <text:p/>
        </draw:line>
        <draw:custom-shape draw:style-name="gr22" draw:text-style-name="P3" draw:layer="layout" svg:width="4.85cm" svg:height="4.651cm" svg:x="20.25cm" svg:y="9.099cm">
          <text:p text:style-name="P3"><text:span text:style-name="T2">Led allumée</text:span></text:p>
          <text:p text:style-name="P3"><text:span text:style-name="T4">Relais ON</text:span></text:p>
          <text:p text:style-name="P3"><text:span text:style-name="T3"/></text:p>
          <text:p text:style-name="P3"><text:span text:style-name="T3">ÉTAT :</text:span></text:p>
          <text:p text:style-name="P3"><text:span text:style-name="T13">ALLUME_LO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3" draw:layer="layout" svg:width="7.25cm" svg:height="1.75cm" svg:x="20.25cm" svg:y="6.75cm">
          <draw:text-box>
            <text:p><text:span text:style-name="T14">Le « </text:span><text:span text:style-name="T15">temps long</text:span><text:span text:style-name="T16"> » peut être modifié dans le programme, c’est pour cela qu’il n’est pas marqué en clair ici</text:span></text:p>
          </draw:text-box>
        </draw:frame>
        <draw:custom-shape draw:style-name="gr24" draw:text-style-name="P12" draw:layer="layout" svg:width="5.45cm" svg:height="0.7cm" svg:x="6.25cm" svg:y="4.3cm">
          <text:p text:style-name="P11"><text:span text:style-name="T12">Si </text:span><text:span text:style-name="T11">temps court</text:span><text:span text:style-name="T12"> presque écoulé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.75cm" svg:height="1.25cm" svg:x="2.5cm" svg:y="10.85cm">
          <text:p text:style-name="P14"><text:span text:style-name="T17">On relance le minuteur sur le temps cou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3.55cm" svg:height="1cm" svg:x="17.45cm" svg:y="13.5cm">
          <text:p text:style-name="P11"><text:span text:style-name="T12">Si </text:span><text:span text:style-name="T6">clique long</text:span><text:span text:style-name="T12"> de l’utilisateur</text:span>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3cm" svg:y1="17.25cm" svg:x2="18.25cm" svg:y2="17.25cm">
          <text:p/>
        </draw:line>
        <draw:line draw:style-name="gr17" draw:text-style-name="P4" draw:layer="layout" svg:x1="23cm" svg:y1="14cm" svg:x2="23cm" svg:y2="17.25cm">
          <text:p/>
        </draw:line>
        <draw:custom-shape draw:style-name="gr26" draw:text-style-name="P12" draw:layer="layout" svg:width="4.25cm" svg:height="0.75cm" svg:x="21.25cm" svg:y="15.25cm">
          <text:p text:style-name="P11"><text:span text:style-name="T9">Si </text:span><text:span text:style-name="T11">temps long</text:span><text:span text:style-name="T12"> écoulé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6cm" svg:y1="7.75cm" svg:x2="4.5cm" svg:y2="10.65cm">
          <text:p/>
        </draw:line>
        <draw:line draw:style-name="gr17" draw:text-style-name="P4" draw:layer="layout" svg:x1="6cm" svg:y1="7.75cm" svg:x2="8.75cm" svg:y2="8.75cm">
          <text:p/>
        </draw:line>
        <draw:custom-shape draw:style-name="gr19" draw:text-style-name="P12" draw:layer="layout" svg:width="3.45cm" svg:height="0.7cm" svg:x="4.5cm" svg:y="7.75cm">
          <text:p text:style-name="P11"><text:span text:style-name="T12">Si </text:span><text:span text:style-name="T6">bouton cliqué</text:span></text:p>
          <draw:enhanced-geometry svg:viewBox="0 0 21600 21600" draw:type="rectangle" draw:enhanced-path="M 0 0 L 21600 0 21600 21600 0 21600 0 0 Z N"/>
        </draw:custom-shape>
        <draw:frame draw:style-name="gr1" draw:text-style-name="P16" draw:layer="layout" svg:width="2cm" svg:height="0.962cm" svg:x="1cm" svg:y="1cm">
          <draw:text-box>
            <text:p text:style-name="P1"><text:span text:style-name="T18">V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9:08:42.011571140</meta:creation-date>
    <dc:date>2025-04-11T21:01:54.589173665</dc:date>
    <meta:editing-duration>P4DT7H58M34S</meta:editing-duration>
    <meta:editing-cycles>34</meta:editing-cycles>
    <meta:generator>LibreOffice/24.2.7.2$Linux_X86_64 LibreOffice_project/420$Build-2</meta:generator>
    <meta:document-statistic meta:object-count="44"/>
  </office:meta>
</office:document-meta>
</file>